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66ffff" draw:opacity="50%" draw:textarea-vertical-align="middle" draw:shadow-opacity="50%"/>
    </style:style>
    <style:style style:name="gr2" style:family="graphic" style:parent-style-name="objectwithoutfill">
      <style:graphic-properties draw:fill="solid" draw:fill-color="#ff6600" draw:opacity="50%" draw:textarea-vertical-align="middle" draw:shadow-opacity="50%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eeeeee" draw:textarea-vertical-align="middle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withoutfill">
      <style:graphic-properties draw:fill="none" draw:fill-color="#cc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stroke="dash" draw:stroke-dash="Ultrafine_20_Dashed" svg:stroke-width="0.051cm" svg:stroke-color="#99ff6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ff66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cc00"/>
    </style:style>
    <style:style style:name="P3" style:family="paragraph">
      <style:text-properties fo:color="#3333ff"/>
    </style:style>
    <style:style style:name="P4" style:family="paragraph">
      <style:text-properties fo:color="#ff3333"/>
    </style:style>
    <style:style style:name="T1" style:family="text">
      <style:text-properties fo:color="#00cc00"/>
    </style:style>
    <style:style style:name="T2" style:family="text">
      <style:text-properties fo:color="#3333ff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3.748cm" svg:height="3.428cm" svg:x="2.016cm" svg:y="17.51cm" svg:viewBox="0 0 23749 3429" svg:d="m0 3177c0 0 13255-7313 23749 252z">
          <text:p/>
        </draw:path>
        <draw:path draw:style-name="gr2" draw:text-style-name="P1" draw:layer="layout" svg:width="21.221cm" svg:height="2.793cm" svg:x="3.446cm" svg:y="18.089cm" svg:viewBox="0 0 21222 2794" svg:d="m0 2588c0 0 11845-5958 21222 206z">
          <text:p/>
        </draw:path>
        <draw:path draw:style-name="gr2" draw:text-style-name="P1" draw:layer="layout" svg:width="21.221cm" svg:height="4.273cm" svg:x="3.446cm" svg:y="16.609cm" svg:viewBox="0 0 21222 4274" svg:d="m0 4069c30 86 1110-622 3015-1136 284 29-381-2794-127-2921s485 817 1397 508 4319 1428 6477 1016c1701-280 3267-1477 3810-889 554 706 2794-635 3048-508s-345 1916 254 2540c276 509 1014 391 1651 635s1173 848 1697 960z">
          <text:p/>
        </draw:path>
        <draw:g>
          <draw:g>
            <draw:line draw:style-name="gr3" draw:text-style-name="P1" draw:layer="layout" svg:x1="14.397cm" svg:y1="11.415cm" svg:x2="14.397cm" svg:y2="11.629cm">
              <text:p/>
            </draw:line>
            <draw:line draw:style-name="gr3" draw:text-style-name="P1" draw:layer="layout" svg:x1="14.499cm" svg:y1="11.416cm" svg:x2="14.499cm" svg:y2="11.63cm">
              <text:p/>
            </draw:line>
            <draw:path draw:style-name="gr4" draw:text-style-name="P1" draw:layer="layout" svg:width="0.292cm" svg:height="0.17cm" svg:x="14.299cm" svg:y="11.072cm" svg:viewBox="0 0 293 171" svg:d="m66 171h163zm64-171-65 171zm-228-171 65 171zm-65-171h293z">
              <text:p/>
            </draw:path>
            <draw:line draw:style-name="gr3" draw:text-style-name="P1" draw:layer="layout" svg:x1="14.299cm" svg:y1="11.629cm" svg:x2="14.592cm" svg:y2="11.629cm">
              <text:p/>
            </draw:line>
            <draw:path draw:style-name="gr4" draw:text-style-name="P1" draw:layer="layout" svg:width="0.672cm" svg:height="0.17cm" svg:x="14.115cm" svg:y="11.629cm" svg:viewBox="0 0 673 171" svg:d="m673 0-98 171zm-488 0h488zm-575-171 87 171zm-87-171h673z">
              <text:p/>
            </draw:path>
            <draw:rect draw:style-name="gr5" draw:text-style-name="P1" draw:layer="layout" svg:width="0.684cm" svg:height="0.171cm" svg:x="14.104cm" svg:y="12.005cm">
              <text:p/>
            </draw:rect>
            <draw:rect draw:style-name="gr6" draw:text-style-name="P1" draw:layer="layout" svg:width="0.162cm" svg:height="0.086cm" svg:x="14.202cm" svg:y="11.543cm">
              <text:p/>
            </draw:rect>
            <draw:rect draw:style-name="gr6" draw:text-style-name="P1" draw:layer="layout" svg:width="0.065cm" svg:height="0.086cm" svg:x="14.56cm" svg:y="11.543cm">
              <text:p/>
            </draw:rect>
            <draw:ellipse draw:style-name="gr7" draw:text-style-name="P1" draw:layer="layout" svg:width="2.54cm" svg:height="1.808cm" svg:x="13.192cm" svg:y="8.874cm">
              <text:p/>
            </draw:ellipse>
            <draw:line draw:style-name="gr3" draw:text-style-name="P1" draw:layer="layout" svg:x1="14.448cm" svg:y1="11.073cm" svg:x2="14.448cm" svg:y2="10.688cm">
              <text:p/>
            </draw:line>
            <draw:path draw:style-name="gr4" draw:text-style-name="P1" draw:layer="layout" svg:width="0.292cm" svg:height="0.17cm" svg:x="14.295cm" svg:y="11.243cm" svg:viewBox="0 0 293 171" svg:d="m66 171h163zm64-171-65 171zm-228-171 65 171zm-65-171h293z">
              <text:p/>
            </draw:path>
            <draw:path draw:style-name="gr4" draw:text-style-name="P1" draw:layer="layout" svg:width="0.672cm" svg:height="0.17cm" svg:x="14.116cm" svg:y="11.8cm" svg:viewBox="0 0 673 171" svg:d="m673 0-98 171zm-488 0h488zm-575-171 87 171zm-87-171h673z">
              <text:p/>
            </draw:path>
            <draw:line draw:style-name="gr8" draw:text-style-name="P1" draw:layer="layout" svg:x1="14.397cm" svg:y1="11.629cm" svg:x2="14.499cm" svg:y2="11.56cm">
              <text:p/>
            </draw:line>
            <draw:line draw:style-name="gr8" draw:text-style-name="P1" draw:layer="layout" svg:x1="14.397cm" svg:y1="11.562cm" svg:x2="14.499cm" svg:y2="11.493cm">
              <text:p/>
            </draw:line>
            <draw:line draw:style-name="gr8" draw:text-style-name="P1" draw:layer="layout" svg:x1="14.397cm" svg:y1="11.485cm" svg:x2="14.499cm" svg:y2="11.416cm">
              <text:p/>
            </draw:line>
            <draw:line draw:style-name="gr8" draw:text-style-name="P1" draw:layer="layout" svg:x1="14.499cm" svg:y1="11.486cm" svg:x2="14.397cm" svg:y2="11.417cm">
              <text:p/>
            </draw:line>
            <draw:line draw:style-name="gr8" draw:text-style-name="P1" draw:layer="layout" svg:x1="14.499cm" svg:y1="11.627cm" svg:x2="14.397cm" svg:y2="11.558cm">
              <text:p/>
            </draw:line>
            <draw:line draw:style-name="gr8" draw:text-style-name="P1" draw:layer="layout" svg:x1="14.499cm" svg:y1="11.556cm" svg:x2="14.397cm" svg:y2="11.487cm">
              <text:p/>
            </draw:line>
          </draw:g>
          <draw:frame draw:style-name="gr9" draw:layer="layout" svg:width="2.327cm" svg:height="0.962cm" svg:x="13.273cm" svg:y="9.29cm">
            <draw:text-box>
              <text:p>ANITA</text:p>
            </draw:text-box>
          </draw:frame>
        </draw:g>
        <draw:frame draw:style-name="gr9" draw:layer="layout" svg:width="4.596cm" svg:height="0.962cm" svg:x="12.938cm" svg:y="12.738cm">
          <draw:text-box>
            <text:p>Event Pointing</text:p>
          </draw:text-box>
        </draw:frame>
        <draw:line draw:style-name="gr10" draw:text-style-name="P1" draw:layer="layout" svg:x1="14.159cm" svg:y1="11.885cm" svg:x2="6.751cm" svg:y2="19.415cm">
          <text:p/>
        </draw:line>
        <draw:line draw:style-name="gr11" draw:text-style-name="P1" draw:layer="layout" svg:x1="14.109cm" svg:y1="11.897cm" svg:x2="7.64cm" svg:y2="18.52cm">
          <text:p/>
        </draw:line>
        <draw:line draw:style-name="gr12" draw:text-style-name="P1" draw:layer="layout" svg:x1="8.005cm" svg:y1="12.517cm" svg:x2="9.529cm" svg:y2="20.772cm">
          <text:p/>
        </draw:line>
        <draw:line draw:style-name="gr13" draw:text-style-name="P1" draw:layer="layout" svg:x1="5.699cm" svg:y1="11.414cm" svg:x2="8.225cm" svg:y2="20.685cm">
          <text:p/>
        </draw:line>
        <draw:line draw:style-name="gr14" draw:text-style-name="P1" draw:layer="layout" svg:x1="14.095cm" svg:y1="11.909cm" svg:x2="8.874cm" svg:y2="17.256cm">
          <text:p/>
        </draw:line>
        <draw:line draw:style-name="gr15" draw:text-style-name="P1" draw:layer="layout" svg:x1="14.081cm" svg:y1="11.922cm" svg:x2="12.414cm" svg:y2="13.671cm">
          <text:p/>
        </draw:line>
        <draw:line draw:style-name="gr16" draw:text-style-name="P1" draw:layer="layout" svg:x1="3.232cm" svg:y1="9.382cm" svg:x2="7.169cm" svg:y2="20.685cm">
          <text:p/>
        </draw:line>
        <draw:frame draw:style-name="gr9" draw:text-style-name="P2" draw:layer="layout" svg:width="5.375cm" svg:height="0.962cm" svg:x="2.467cm" svg:y="8.447cm">
          <draw:text-box>
            <text:p text:style-name="P2"><text:span text:style-name="T1">Mapped to Geoid</text:span></text:p>
          </draw:text-box>
        </draw:frame>
        <draw:frame draw:style-name="gr9" draw:text-style-name="P3" draw:layer="layout" svg:width="6.361cm" svg:height="0.962cm" svg:x="4.769cm" svg:y="10.325cm">
          <draw:text-box>
            <text:p text:style-name="P3"><text:span text:style-name="T2">Mapped to Ice Sheet</text:span></text:p>
          </draw:text-box>
        </draw:frame>
        <draw:frame draw:style-name="gr9" draw:text-style-name="P4" draw:layer="layout" svg:width="6.221cm" svg:height="0.962cm" svg:x="7.096cm" svg:y="11.595cm">
          <draw:text-box>
            <text:p text:style-name="P4"><text:span text:style-name="T3">Mapped to Bed M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26T15:10:11</meta:creation-date>
    <dc:date>2017-09-26T15:26:07</dc:date>
    <dc:creator>Ben Rotter</dc:creator>
    <meta:editing-duration>PT15M57S</meta:editing-duration>
    <meta:editing-cycles>1</meta:editing-cycles>
    <meta:document-statistic meta:object-count="35"/>
    <meta:generator>OpenOffice/4.0.0$Unix OpenOffice.org_project/400m3$Build-9702</meta:generator>
  </office:meta>
</office:document-meta>
</file>